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D91E09FF5395CE8.png" manifest:media-type="image/png"/>
  <manifest:file-entry manifest:full-path="Pictures/10000201000003E8000003E8BC22CD1F824A8BAB.png" manifest:media-type="image/png"/>
  <manifest:file-entry manifest:full-path="Pictures/1000020100000280000001A5BD1365D40D6A2F71.png" manifest:media-type="image/png"/>
  <manifest:file-entry manifest:full-path="Pictures/10000201000000F0000000B650620BEA969FE71A.png" manifest:media-type="image/png"/>
  <manifest:file-entry manifest:full-path="Pictures/100002010000010000000100BB0F1C2B793F99E4.png" manifest:media-type="image/png"/>
  <manifest:file-entry manifest:full-path="Pictures/10000201000000CC000000D34EC24E5F89D8F705.png" manifest:media-type="image/png"/>
  <manifest:file-entry manifest:full-path="Pictures/100002010000008C0000008CD42E7215EBDA3DE7.png" manifest:media-type="image/png"/>
  <manifest:file-entry manifest:full-path="Pictures/10000201000001D0000000CE1281CA641EBD4D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374cm" svg:height="3.49cm" draw:transform="skewX (-0.000349065850398864) rotate (0.0267035375555132) translate (1.481cm 4.646cm)">
          <draw:image xlink:href="Pictures/10000201000000CC000000D34EC24E5F89D8F705.png" xlink:type="simple" xlink:show="embed" xlink:actuate="onLoad">
            <text:p/>
          </draw:image>
        </draw:frame>
        <draw:frame draw:style-name="gr2" draw:text-style-name="P1" xml:id="id6" draw:id="id6" draw:layer="layout" svg:width="3.904cm" svg:height="2.96cm" svg:x="8.12cm" svg:y="9.61cm">
          <draw:image xlink:href="Pictures/10000201000000F0000000B650620BEA969FE71A.png" xlink:type="simple" xlink:show="embed" xlink:actuate="onLoad">
            <text:p/>
          </draw:image>
        </draw:frame>
        <draw:frame draw:style-name="gr2" draw:text-style-name="P1" xml:id="id5" draw:id="id5" draw:layer="layout" svg:width="2.56cm" svg:height="2.56cm" svg:x="8.722cm" svg:y="6.427cm">
          <draw:image xlink:href="Pictures/100002010000008C0000008CD42E7215EBDA3DE7.png" xlink:type="simple" xlink:show="embed" xlink:actuate="onLoad">
            <text:p/>
          </draw:image>
        </draw:frame>
        <draw:frame draw:style-name="gr2" draw:text-style-name="P1" xml:id="id4" draw:id="id4" draw:layer="layout" svg:width="3.213cm" svg:height="1.426cm" svg:x="8.214cm" svg:y="3.68cm">
          <draw:image xlink:href="Pictures/10000201000001D0000000CE1281CA641EBD4D62.png" xlink:type="simple" xlink:show="embed" xlink:actuate="onLoad">
            <text:p/>
          </draw:image>
        </draw:frame>
        <draw:frame draw:style-name="gr2" draw:text-style-name="P1" xml:id="id2" draw:id="id2" draw:layer="layout" svg:width="1.391cm" svg:height="0.915cm" svg:x="9.357cm" svg:y="1.522cm">
          <draw:image xlink:href="Pictures/1000020100000280000001A5BD1365D40D6A2F71.png" xlink:type="simple" xlink:show="embed" xlink:actuate="onLoad">
            <text:p/>
          </draw:image>
        </draw:frame>
        <draw:frame draw:style-name="gr2" draw:text-style-name="P1" xml:id="id3" draw:id="id3" draw:layer="layout" svg:width="3.957cm" svg:height="3.957cm" svg:x="14.798cm" svg:y="4.296cm">
          <draw:image xlink:href="Pictures/10000201000003E8000003E8BC22CD1F824A8BAB.png" xlink:type="simple" xlink:show="embed" xlink:actuate="onLoad">
            <text:p/>
          </draw:image>
        </draw:frame>
        <draw:connector draw:style-name="gr3" draw:text-style-name="P2" draw:layer="layout" draw:type="curve" draw:line-skew="-1.544cm" svg:x1="4.901cm" svg:y1="6.3cm" svg:x2="9.357cm" svg:y2="1.979cm" draw:start-shape="id1" draw:start-glue-point="1" draw:end-shape="id2" draw:end-glue-point="3" svg:d="M4901 6300c1062 0-1166-4321 4456-4321" svg:viewBox="0 0 4457 4322">
          <text:p/>
        </draw:connector>
        <draw:connector draw:style-name="gr3" draw:text-style-name="P2" draw:layer="layout" draw:type="curve" draw:line-skew="1.082cm" svg:x1="10.748cm" svg:y1="1.979cm" svg:x2="14.798cm" svg:y2="6.274cm" draw:start-shape="id2" draw:start-glue-point="1" draw:end-shape="id3" svg:d="M10748 1979c4660 0 2636 4295 4050 4295" svg:viewBox="0 0 4051 4296">
          <text:p/>
        </draw:connector>
        <draw:connector draw:style-name="gr3" draw:text-style-name="P2" draw:layer="layout" draw:type="curve" svg:x1="4.901cm" svg:y1="6.3cm" svg:x2="8.214cm" svg:y2="4.393cm" draw:start-shape="id1" draw:start-glue-point="1" draw:end-shape="id4" svg:d="M4901 6300c2521 0 865-1907 3313-1907" svg:viewBox="0 0 3314 1908">
          <text:p/>
        </draw:connector>
        <draw:connector draw:style-name="gr3" draw:text-style-name="P2" draw:layer="layout" draw:type="curve" svg:x1="11.427cm" svg:y1="4.393cm" svg:x2="14.798cm" svg:y2="6.274cm" draw:start-shape="id4" draw:start-glue-point="1" draw:end-shape="id3" draw:end-glue-point="3" svg:d="M11427 4393c2529 0 844 1881 3371 1881" svg:viewBox="0 0 3372 1882">
          <text:p/>
        </draw:connector>
        <draw:connector draw:style-name="gr3" draw:text-style-name="P2" draw:layer="layout" draw:type="curve" svg:x1="4.901cm" svg:y1="6.3cm" svg:x2="8.722cm" svg:y2="7.707cm" draw:start-shape="id1" draw:start-glue-point="1" draw:end-shape="id5" svg:d="M4901 6300c2902 0 992 1407 3821 1407" svg:viewBox="0 0 3822 1408">
          <text:p/>
        </draw:connector>
        <draw:connector draw:style-name="gr3" draw:text-style-name="P2" draw:layer="layout" draw:type="curve" svg:x1="11.282cm" svg:y1="7.707cm" svg:x2="14.798cm" svg:y2="6.274cm" draw:start-shape="id5" draw:start-glue-point="1" draw:end-shape="id3" svg:d="M11282 7707c2637 0 879-1433 3516-1433" svg:viewBox="0 0 3517 1434">
          <text:p/>
        </draw:connector>
        <draw:connector draw:style-name="gr3" draw:text-style-name="P2" draw:layer="layout" draw:type="curve" draw:line-skew="-0.932cm" svg:x1="4.901cm" svg:y1="6.3cm" svg:x2="8.12cm" svg:y2="11.09cm" draw:start-shape="id1" draw:start-glue-point="1" draw:end-shape="id6" draw:end-glue-point="3" svg:d="M4901 6300c1053 0-556 4790 3219 4790" svg:viewBox="0 0 3220 4791">
          <text:p/>
        </draw:connector>
        <draw:connector draw:style-name="gr3" draw:text-style-name="P2" draw:layer="layout" draw:type="curve" draw:line-skew="0.67cm" svg:x1="12.024cm" svg:y1="11.09cm" svg:x2="14.798cm" svg:y2="6.274cm" draw:start-shape="id6" draw:start-glue-point="1" draw:end-shape="id3" svg:d="M12024 11090c3085 0 1699-4816 2774-4816" svg:viewBox="0 0 2775 4817">
          <text:p/>
        </draw:connector>
        <draw:frame draw:style-name="gr4" draw:text-style-name="P3" draw:layer="layout" svg:width="3.81cm" svg:height="1.143cm" svg:x="15.143cm" svg:y="8.112cm">
          <draw:text-box>
            <text:p>Building</text:p>
          </draw:text-box>
        </draw:frame>
        <draw:frame draw:style-name="gr2" draw:text-style-name="P1" xml:id="id7" draw:id="id7" draw:layer="layout" svg:width="4.934cm" svg:height="4.934cm" svg:x="23.488cm" svg:y="3.794cm">
          <draw:image xlink:href="Pictures/100002010000010000000100BB0F1C2B793F99E4.png" xlink:type="simple" xlink:show="embed" xlink:actuate="onLoad">
            <text:p/>
          </draw:image>
        </draw:frame>
        <draw:connector draw:style-name="gr3" draw:text-style-name="P2" draw:layer="layout" draw:type="curve" svg:x1="18.755cm" svg:y1="6.274cm" svg:x2="20.072cm" svg:y2="6.272cm" draw:start-shape="id3" draw:start-glue-point="1" svg:d="M18755 6274c1363 0 705-2 1317-2" svg:viewBox="0 0 1318 3">
          <text:p/>
        </draw:connector>
        <draw:connector draw:style-name="gr3" draw:text-style-name="P2" draw:layer="layout" draw:type="curve" svg:x1="21.774cm" svg:y1="6.272cm" svg:x2="23.488cm" svg:y2="6.261cm" draw:end-shape="id7" svg:d="M21774 6272c910 0 54-11 1714-11" svg:viewBox="0 0 1715 12">
          <text:p/>
        </draw:connector>
        <draw:frame draw:style-name="gr2" draw:text-style-name="P1" draw:layer="layout" svg:width="1.816cm" svg:height="1.816cm" svg:x="20.074cm" svg:y="5.407cm">
          <draw:image xlink:href="Pictures/1000020100000200000002000D91E09FF5395C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7:42:29.621865911</meta:creation-date>
    <dc:date>2015-12-14T08:00:43.600048526</dc:date>
    <meta:editing-duration>PT2M53S</meta:editing-duration>
    <meta:editing-cycles>2</meta:editing-cycles>
    <meta:generator>LibreOffice/5.0.2.2$Linux_X86_64 LibreOffice_project/00m0$Build-2</meta:generator>
    <meta:document-statistic meta:object-count="19"/>
  </office:meta>
</office:document-meta>
</file>